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9" style:family="graphic" style:parent-style-name="standard">
      <style:graphic-properties draw:stroke="none" svg:stroke-color="#000000" draw:fill="none" draw:fill-color="#ffffff" fo:min-height="0cm" draw:shadow="visible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1" style:family="graphic" style:parent-style-name="standard">
      <style:graphic-properties draw:stroke="none" svg:stroke-color="#000000" draw:fill="none" draw:fill-color="#ffffff" fo:min-height="0.131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9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8.5pt" fo:font-weight="bold" style:font-size-asian="8.5pt" style:font-weight-asian="bold" style:font-size-complex="8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7.5pt" fo:font-weight="bold" style:font-size-asian="7.5pt" style:font-weight-asian="bold" style:font-size-complex="7.5pt" style:font-weight-complex="bold"/>
    </style:style>
    <style:style style:name="T5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8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Bitstream Charter"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.5pt" fo:font-weight="bold" style:font-size-asian="8.5pt" style:font-weight-asian="bold" style:font-size-complex="8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491cm" svg:height="0.851cm" svg:x="9.173cm" svg:y="7.096cm">
          <text:p text:style-name="P1"><text:span text:style-name="T2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2.499cm" svg:height="0.851cm" svg:x="5.642cm" svg:y="7.096cm">
          <text:p text:style-name="P1"><text:span text:style-name="T3">Prepare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6" draw:text-style-name="P5" xml:id="id7" draw:id="id7" draw:layer="layout" svg:width="1.524cm" svg:height="0.762cm" svg:x="6.128cm" svg:y="8.874cm">
          <text:p text:style-name="P1"><text:span text:style-name="T4">Check</text:span></text:p>
          <text:p text:style-name="P1"><text:span text:style-name="T4">Impe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9cm" svg:y2="8.874cm" draw:start-shape="id6" draw:start-glue-point="2" draw:end-shape="id7" draw:end-glue-point="0" svg:d="M6891 7947l-1 927" svg:viewBox="0 0 2 928">
          <text:p/>
        </draw:connector>
        <draw:custom-shape draw:style-name="gr4" draw:text-style-name="P6" xml:id="id8" draw:id="id8" draw:layer="layout" svg:width="1.524cm" svg:height="0.762cm" svg:x="4.429cm" svg:y="8.874cm">
          <text:p text:style-name="P1"><text:span text:style-name="T5">Check </text:span></text:p>
          <text:p text:style-name="P1"><text:span text:style-name="T5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91cm" svg:y2="8.874cm" draw:start-shape="id6" draw:start-glue-point="2" draw:end-shape="id8" draw:end-glue-point="0" svg:d="M6891 7947l-1700 927" svg:viewBox="0 0 1701 928">
          <text:p/>
        </draw:connector>
        <draw:custom-shape draw:style-name="gr6" draw:text-style-name="P5" xml:id="id9" draw:id="id9" draw:layer="layout" svg:width="1.524cm" svg:height="0.762cm" svg:x="7.834cm" svg:y="8.874cm">
          <text:p text:style-name="P1"><text:span text:style-name="T4">Connect</text:span></text:p>
          <text:p text:style-name="P1"><text:span text:style-name="T4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96cm" svg:y2="8.874cm" draw:start-shape="id6" draw:start-glue-point="2" draw:end-shape="id9" draw:end-glue-point="0" svg:d="M6891 7947l1705 927" svg:viewBox="0 0 1706 928">
          <text:p/>
        </draw:connector>
        <draw:custom-shape draw:style-name="gr6" draw:text-style-name="P7" xml:id="id1" draw:id="id1" draw:layer="layout" svg:width="2.334cm" svg:height="0.762cm" svg:x="11.541cm" svg:y="8.874cm">
          <text:p text:style-name="P1"><text:span text:style-name="T6">Prepare </text:span></text:p>
          <text:p text:style-name="P1"><text:span text:style-name="T7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2.182cm" svg:height="0.76cm" svg:x="14.312cm" svg:y="8.876cm">
          <text:p text:style-name="P1"><text:span text:style-name="T8">Measure</text:span></text:p>
          <text:p text:style-name="P1"><text:span text:style-name="T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path draw:style-name="gr7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8" draw:text-style-name="P9" draw:layer="layout" svg:width="2.794cm" svg:height="0.67cm" svg:x="13.408cm" svg:y="4.837cm">
          <draw:text-box>
            <text:p><text:span text:style-name="T9">Top Level Goal</text:span></text:p>
          </draw:text-box>
        </draw:frame>
        <draw:path draw:style-name="gr7" draw:text-style-name="P1" draw:layer="layout" svg:width="2.413cm" svg:height="1.291cm" draw:transform="skewX (0.0438077642250576) rotate (-3.09848302106553) translate (8.49238922185418cm 6.81103771911216cm)" svg:viewBox="0 0 2414 1292" svg:d="M2414 0c-785 1307-2414 1292-2414 1292">
          <text:p/>
        </draw:path>
        <draw:frame draw:style-name="gr8" draw:text-style-name="P9" draw:layer="layout" svg:width="2.286cm" svg:height="0.67cm" svg:x="4.829cm" svg:y="5.418cm">
          <draw:text-box>
            <text:p><text:span text:style-name="T9">Contributes</text:span></text:p>
          </draw:text-box>
        </draw:frame>
        <draw:frame draw:style-name="gr8" draw:text-style-name="P9" draw:layer="layout" svg:width="4.456cm" svg:height="0.67cm" svg:x="4.291cm" svg:y="10.1cm">
          <draw:text-box>
            <text:p><text:span text:style-name="T9">Astronaut's Primitive Goal</text:span></text:p>
          </draw:text-box>
        </draw:frame>
        <draw:frame draw:style-name="gr9" draw:text-style-name="P9" draw:layer="layout" svg:width="1.27cm" svg:height="0.594cm" svg:x="3.794cm" svg:y="6.947cm">
          <draw:text-box>
            <text:p><text:span text:style-name="T10">Focus</text:span></text:p>
          </draw:text-box>
        </draw:frame>
        <draw:path draw:style-name="gr7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8" draw:text-style-name="P9" draw:layer="layout" svg:width="2.286cm" svg:height="0.67cm" svg:x="14.081cm" svg:y="5.755cm">
          <draw:text-box>
            <text:p><text:span text:style-name="T9">Predecessor</text:span></text:p>
          </draw:text-box>
        </draw:frame>
        <draw:path draw:style-name="gr7" draw:text-style-name="P1" draw:layer="layout" svg:width="1.311cm" svg:height="0.527cm" draw:transform="skewX (0.239633706298821) rotate (1.68371912939893) translate (4.57638346874035cm 8.78071173656736cm)" svg:viewBox="0 0 1312 528" svg:d="M1312 0c-429 534-1312 528-1312 528">
          <text:p/>
        </draw:path>
        <draw:custom-shape draw:style-name="gr10" draw:text-style-name="P2" draw:layer="layout" svg:width="0.381cm" svg:height="0.419cm" svg:x="4.056cm" svg:y="10.2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144cm" svg:height="0.594cm" svg:x="4.174cm" svg:y="9.585cm">
          <draw:text-box>
            <text:p><text:span text:style-name="T11">(0.26, 0.82)</text:span></text:p>
          </draw:text-box>
        </draw:frame>
        <draw:frame draw:style-name="gr11" draw:text-style-name="P10" draw:layer="layout" svg:width="2.035cm" svg:height="0.594cm" svg:x="5.875cm" svg:y="9.586cm">
          <draw:text-box>
            <text:p><text:span text:style-name="T11">(0.37, 0.08)</text:span></text:p>
          </draw:text-box>
        </draw:frame>
        <draw:frame draw:style-name="gr11" draw:text-style-name="P10" draw:layer="layout" svg:width="2.033cm" svg:height="0.594cm" svg:x="7.578cm" svg:y="9.587cm">
          <draw:text-box>
            <text:p><text:span text:style-name="T11">(0.37, 0.10)</text:span></text:p>
          </draw:text-box>
        </draw:frame>
        <draw:frame draw:style-name="gr8" draw:text-style-name="P9" draw:layer="layout" svg:width="3.868cm" svg:height="0.67cm" svg:x="9.878cm" svg:y="10.1cm">
          <draw:text-box>
            <text:p><text:span text:style-name="T9">Robot's Primitive Goal</text:span></text:p>
          </draw:text-box>
        </draw:frame>
        <draw:custom-shape draw:style-name="gr12" draw:text-style-name="P2" draw:layer="layout" svg:width="0.381cm" svg:height="0.419cm" svg:x="9.643cm" svg:y="10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2-07T19:03:42.153174999</dc:date>
    <meta:editing-duration>PT1H44M11S</meta:editing-duration>
    <meta:editing-cycles>43</meta:editing-cycles>
    <meta:generator>LibreOffice/4.2.8.2$Linux_X86_64 LibreOffice_project/420m0$Build-2</meta:generator>
    <meta:document-statistic meta:object-count="35"/>
  </office:meta>
</office:document-meta>
</file>